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99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33cc66" draw:textarea-horizontal-align="center" draw:textarea-vertical-align="middle"/>
    </style:style>
    <style:style style:name="gr7" style:family="graphic" style:parent-style-name="standard">
      <style:graphic-properties draw:stroke="none" draw:fill="none" fo:min-height="7.834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en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9.5cm" svg:height="2.5cm" svg:x="9cm" svg:y="3.5cm">
          <text:p/>
        </draw:rect>
        <draw:rect draw:style-name="gr1" draw:text-style-name="P1" draw:layer="layout" svg:width="7cm" svg:height="2.5cm" svg:x="2cm" svg:y="3.5cm">
          <text:p/>
        </draw:rect>
        <draw:rect draw:style-name="gr1" draw:text-style-name="P1" draw:layer="layout" svg:width="6.5cm" svg:height="2.5cm" svg:x="18.5cm" svg:y="3.5cm">
          <text:p/>
        </draw:rect>
        <draw:frame draw:style-name="gr2" draw:layer="layout" svg:width="3.952cm" svg:height="0.963cm" svg:x="22cm" svg:y="6.537cm">
          <draw:text-box>
            <text:p>earliest date</text:p>
          </draw:text-box>
        </draw:frame>
        <draw:frame draw:style-name="gr2" draw:layer="layout" svg:width="3.427cm" svg:height="0.963cm" svg:x="0.965cm" svg:y="6.5cm">
          <draw:text-box>
            <text:p>latest date</text:p>
          </draw:text-box>
        </draw:frame>
        <draw:rect draw:style-name="gr3" draw:text-style-name="P2" draw:layer="layout" svg:width="4.5cm" svg:height="1.5cm" svg:x="9.5cm" svg:y="4cm">
          <text:p text:style-name="P1"><text:span text:style-name="T1">146</text:span></text:p>
          <text:p text:style-name="P1"><text:span text:style-name="T1">20100327turku1</text:span></text:p>
        </draw:rect>
        <draw:rect draw:style-name="gr3" draw:text-style-name="P3" draw:layer="layout" svg:width="4cm" svg:height="1.5cm" svg:x="14cm" svg:y="4cm">
          <text:p text:style-name="P1"><text:span text:style-name="T2">s = 145</text:span><text:span text:style-name="T2"><text:line-break/></text:span><text:span text:style-name="T2">20100327turku2</text:span></text:p>
        </draw:rect>
        <draw:frame draw:style-name="gr4" draw:layer="layout" svg:width="1.5cm" svg:height="0.963cm" svg:x="25cm" svg:y="3.5cm">
          <draw:text-box>
            <text:p>...</text:p>
          </draw:text-box>
        </draw:frame>
        <draw:frame draw:style-name="gr4" draw:layer="layout" svg:width="1.5cm" svg:height="0.963cm" svg:x="0.5cm" svg:y="3.5cm">
          <draw:text-box>
            <text:p text:style-name="P4">...</text:p>
          </draw:text-box>
        </draw:frame>
        <draw:rect draw:style-name="gr3" draw:text-style-name="P2" draw:layer="layout" svg:width="4.5cm" svg:height="1.5cm" svg:x="3.5cm" svg:y="4cm">
          <text:p text:style-name="P1"><text:span text:style-name="T1">s = 147</text:span></text:p>
          <text:p text:style-name="P1"><text:span text:style-name="T1">20100404riihimaki</text:span></text:p>
        </draw:rect>
        <draw:rect draw:style-name="gr3" draw:text-style-name="P2" draw:layer="layout" svg:width="4.5cm" svg:height="1.5cm" svg:x="9.5cm" svg:y="4cm">
          <text:p text:style-name="P1"><text:span text:style-name="T1">s = 146</text:span></text:p>
          <text:p text:style-name="P1"><text:span text:style-name="T1">20100327turku1</text:span></text:p>
        </draw:rect>
        <draw:rect draw:style-name="gr3" draw:text-style-name="P2" draw:layer="layout" svg:width="4.5cm" svg:height="1.5cm" svg:x="19.5cm" svg:y="4cm">
          <text:p text:style-name="P1"><text:span text:style-name="T1">s = 144</text:span></text:p>
          <text:p text:style-name="P1"><text:span text:style-name="T1">20100314helsinki</text:span></text:p>
        </draw:rect>
        <draw:line draw:style-name="gr5" draw:text-style-name="P1" draw:layer="layout" svg:x1="2cm" svg:y1="2.5cm" svg:x2="25cm" svg:y2="2.5cm">
          <text:p/>
        </draw:line>
        <draw:frame draw:style-name="gr2" draw:layer="layout" svg:width="16.043cm" svg:height="0.963cm" svg:x="10.824cm" svg:y="1.5cm">
          <draw:text-box>
            <text:p>browsing order (sort by s, generated by sorting by fsort)</text:p>
          </draw:text-box>
        </draw:frame>
        <draw:rect draw:style-name="gr6" draw:text-style-name="P1" draw:layer="layout" svg:width="7cm" svg:height="8.5cm" svg:x="2.5cm" svg:y="9.5cm">
          <text:p text:style-name="P1">album list </text:p>
          <text:p text:style-name="P1"><text:span text:style-name="T3">(sort desc by folder name)</text:span></text:p>
          <text:p text:style-name="P1"/>
          <text:p text:style-name="P1">...</text:p>
          <text:p text:style-name="P1">147</text:p>
          <text:p text:style-name="P1">145</text:p>
          <text:p text:style-name="P1">146</text:p>
          <text:p text:style-name="P1">144</text:p>
          <text:p text:style-name="P1">...</text:p>
          <text:p text:style-name="P1"/>
        </draw:rect>
        <draw:frame draw:style-name="gr7" draw:layer="layout" svg:width="16.254cm" svg:height="8.084cm" svg:x="10.746cm" svg:y="9.493cm">
          <draw:text-box>
            <text:p>sub fsort {</text:p>
            <text:p/>
            <text:p><text:s/>if ( $_[0] =~ /^(.+)(\d)$/ ) { # if folder ends with a number</text:p>
            <text:p><text:s/></text:p>
            <text:p><text:s text:c="2"/># reverse the number for sorting 1 -&gt; 9, 2 -&gt; 8 etc</text:p>
            <text:p><text:s text:c="4"/></text:p>
            <text:p><text:s text:c="2"/>return $1 . ( 10 - int ( $2 ) ); </text:p>
            <text:p><text:s text:c="2"/></text:p>
            <text:p><text:s/>} else { return $_[0] } # as is <text:s/></text:p>
            <text:p/>
            <text:p>}</text:p>
          </draw:text-box>
        </draw:frame>
        <draw:frame draw:style-name="gr2" draw:layer="layout" svg:width="21.14cm" svg:height="0.963cm" svg:x="3.241cm" svg:y="8cm">
          <draw:text-box>
            <text:p>WITHIN A DAY THE EARLIEST ALBUM GETS THE LARGEST NUMBER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1H28M16S</meta:editing-duration>
    <meta:editing-cycles>7</meta:editing-cycles>
    <meta:generator>OpenOffice.org/3.3$Win32 OpenOffice.org_project/330m20$Build-9567</meta:generator>
    <dc:date>2011-09-02T01:05:35.81</dc:date>
    <meta:document-statistic meta:object-count="40"/>
  </office:meta>
</office:document-meta>
</file>